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erarchyEventListener.getEven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EventListener.pushEvents( Collection event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HierarchyEventListener.getEventCollection( EventBundle event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erarchyEventListener.HierarchyEventListener( WorkspaceManager wspManager , HierarchyManager hierarchyMgr , CacheBehaviour cacheBehaviou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ierarchyEventListener.onEvent( EventBundle event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